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nbr_fd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str_fd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split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triteri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join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mapi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trim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ubstr</text:p>
          </table:table-cell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E1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1:30:32.44763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2T11:39:19.097284420</dc:date>
    <meta:editing-duration>PT8M46S</meta:editing-duration>
    <meta:editing-cycles>1</meta:editing-cycles>
    <meta:document-statistic meta:table-count="1" meta:cell-count="34" meta:object-count="0"/>
  </office:meta>
</office:document-meta>
</file>